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paragraph-properties fo:margin-top="0cm" fo:margin-bottom="0.49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de examples, Basic map:</text:p>
      <text:p text:style-name="Standard"/>
      <text:p text:style-name="Standard"><text:a xlink:type="simple" xlink:href="https://developers.google.com/maps/documentation/javascript/examples/map-simple">https://developers.google.com/maps/documentation/javascript/examples/map-simple</text:a></text:p>
      <text:p text:style-name="Standard"/>
      <text:p text:style-name="Standard">JavaScript:</text:p>
      <text:p text:style-name="Standard"/>
      <text:p text:style-name="Preformatted_20_Text">var map;</text:p>
      <text:p text:style-name="Preformatted_20_Text">function initialize() {</text:p>
      <text:p text:style-name="Preformatted_20_Text">  var mapOptions = {</text:p>
      <text:p text:style-name="Preformatted_20_Text">    zoom: 8,</text:p>
      <text:p text:style-name="Preformatted_20_Text">    center: new google.maps.LatLng(-34.397, 150.644)</text:p>
      <text:p text:style-name="Preformatted_20_Text">  };</text:p>
      <text:p text:style-name="Preformatted_20_Text">  map = new google.maps.Map(document.getElementById('map-canvas'),</text:p>
      <text:p text:style-name="Preformatted_20_Text">      mapOptions);</text:p>
      <text:p text:style-name="Preformatted_20_Text">}</text:p>
      <text:p text:style-name="P1">google.maps.event.addDomListener(window, 'load', initialize);</text:p>
      <text:p text:style-name="Standard"/>
      <text:p text:style-name="Standard">Using a basic marker:</text:p>
      <text:p text:style-name="Standard"/>
      <text:p text:style-name="Standard"><text:a xlink:type="simple" xlink:href="https://developers.google.com/maps/documentation/javascript/examples/marker-simple">https://developers.google.com/maps/documentation/javascript/examples/marker-simple</text:a></text:p>
      <text:p text:style-name="Standard"/>
      <text:p text:style-name="Standard">JavaScript:</text:p>
      <text:p text:style-name="Standard"/>
      <text:p text:style-name="Preformatted_20_Text">function initialize() {</text:p>
      <text:p text:style-name="Preformatted_20_Text">  var myLatlng = new google.maps.LatLng(-25.363882,131.044922);</text:p>
      <text:p text:style-name="Preformatted_20_Text">  var mapOptions = {</text:p>
      <text:p text:style-name="Preformatted_20_Text">    zoom: 4,</text:p>
      <text:p text:style-name="Preformatted_20_Text">    center: myLatlng</text:p>
      <text:p text:style-name="Preformatted_20_Text">  }</text:p>
      <text:p text:style-name="Preformatted_20_Text">  var map = new google.maps.Map(document.getElementById('map-canvas'), mapOptions);</text:p>
      <text:p text:style-name="Preformatted_20_Text">  var marker = new google.maps.Marker({</text:p>
      <text:p text:style-name="Preformatted_20_Text">      position: myLatlng,</text:p>
      <text:p text:style-name="Preformatted_20_Text">      map: map,</text:p>
      <text:p text:style-name="Preformatted_20_Text">      title: 'Hello World!'</text:p>
      <text:p text:style-name="Preformatted_20_Text">  });</text:p>
      <text:p text:style-name="Preformatted_20_Text">}</text:p>
      <text:p text:style-name="P1">google.maps.event.addDomListener(window, 'load', initialize);</text:p>
      <text:p text:style-name="P1"/>
      <text:p text:style-name="P1">Coodinates for IT University GU/Chalmers Lindholmen:</text:p>
      <text:p text:style-name="P1">57.706628, 11.937126 (Latitude, Longitude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i Pasanen</meta:initial-creator>
    <meta:creation-date>2014-03-11T15:26:01.886604969</meta:creation-date>
    <dc:date>2014-03-16T23:17:17</dc:date>
    <dc:creator>Jani Pasanen</dc:creator>
    <meta:editing-duration>PT5M50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32" meta:word-count="87" meta:character-count="985" meta:non-whitespace-character-count="872"/>
  </office:meta>
</office:document-meta>
</file>